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r SLE Version wurde Network Manager komplett durch wicked ersetzt?</text:p>
            <text:p>A) 12</text:p>
            <text:p>B) 12 SP1</text:p>
            <text:p>C) wicked will Network Manager nicht generell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o werden Einstellungen von Netzwerk-Devices auf einem SLE 12 gespeichert?</text:p>
            <text:p>A) /etc/wicked/network/ifcfg-*</text:p>
            <text:p>B) /etc/sysconfig/network/ifcfg-*</text:p>
            <text:p>C) In Dconf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ie heisst der Befehl, welcher auf einem SLE 12 System <text:span text:style-name="T1">ifup</text:span>, <text:span text:style-name="T1">ifdown</text:span>, <text:span text:style-name="T1">ifprobe</text:span> und <text:span text:style-name="T1">netconfig</text:span> ersetzt?</text:p>
            <text:p>A) <text:span text:style-name="T1">wicked</text:span></text:p>
            <text:p>B) <text:span text:style-name="T1">networkct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Um was kümmert sich nanny?</text:p>
            <text:p>A) nanny ist ein NTP Server</text:p>
            <text:p>B) nanny kümmert sich um die Hotpluging Funktionalität von wicked</text:p>
            <text:p>C) nanny kümmert sich bei wicked um die TCP Flusskontrol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4T14:07:15.315550253</dc:date>
    <dc:creator>Nicolas Christener</dc:creator>
    <meta:editing-duration>PT1H10M54S</meta:editing-duration>
    <meta:editing-cycles>33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9</meta:user-defined>
    <meta:user-defined meta:name="Modul_Name">wicked</meta:user-defined>
  </office:meta>
</office:document-meta>
</file>